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999999" draw:marker-start-width="0.35cm" draw:marker-end-width="0.35cm" draw:fill="solid" draw:fill-color="#999999" draw:textarea-horizontal-align="justify" draw:textarea-vertical-align="middle" draw:auto-grow-height="false" fo:min-height="0.392cm" fo:min-width="0.8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159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158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6.005cm" fo:min-width="3.9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15cm" draw:marker-end-width="0.515cm" draw:fill="none" draw:fill-color="#ffff99" draw:textarea-horizontal-align="justify" draw:textarea-vertical-align="middle" draw:auto-grow-height="false" fo:min-height="2.869cm" fo:min-width="1.126cm" fo:padding-top="0.175cm" fo:padding-bottom="0.175cm" fo:padding-left="0.3cm" fo:padding-right="0.3cm"/>
    </style:style>
    <style:style style:name="gr9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cm" fo:min-width="1.973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6.005cm" fo:min-width="3.911cm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cm" fo:min-width="1.247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666666" draw:marker-start-width="0.35cm" draw:marker-end="Arrow" draw:marker-end-width="0.3cm" draw:fill="none" draw:fill-color="#666666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00ff66" draw:textarea-horizontal-align="justify" draw:textarea-vertical-align="middle" draw:auto-grow-height="false" fo:min-height="1.572cm" fo:min-width="0.12cm" fo:padding-top="0.175cm" fo:padding-bottom="0.175cm" fo:padding-left="0.3cm" fo:padding-right="0.3cm"/>
    </style:style>
    <style:style style:name="gr14" style:family="graphic" style:parent-style-name="standard">
      <style:graphic-properties svg:stroke-width="0.203cm" svg:stroke-color="#000000" draw:marker-start-width="0.306cm" draw:marker-end-width="0.306cm" draw:fill="none" draw:fill-color="#000000" draw:textarea-horizontal-align="justify" draw:textarea-vertical-align="middle" draw:auto-grow-height="false" fo:min-height="0.483cm" fo:min-width="0.506cm" fo:padding-top="0.226cm" fo:padding-bottom="0.226cm" fo:padding-left="0.351cm" fo:padding-right="0.351cm"/>
    </style:style>
    <style:style style:name="gr15" style:family="graphic" style:parent-style-name="objectwithoutfill">
      <style:graphic-properties svg:stroke-width="0.203cm" draw:marker-start-width="0.306cm" draw:marker-end-width="0.306cm" draw:fill="none" draw:textarea-vertical-align="middle" fo:padding-top="0.226cm" fo:padding-bottom="0.226cm" fo:padding-left="0.351cm" fo:padding-right="0.351cm"/>
    </style:style>
    <style:style style:name="gr16" style:family="graphic" style:parent-style-name="objectwithoutfill">
      <style:graphic-properties svg:stroke-width="0.203cm" svg:stroke-color="#000000" draw:marker-start-width="0.306cm" draw:marker-end-width="0.306cm" draw:fill="none" draw:textarea-vertical-align="middle" fo:padding-top="0.226cm" fo:padding-bottom="0.226cm" fo:padding-left="0.351cm" fo:padding-right="0.351cm"/>
    </style:style>
    <style:style style:name="gr17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317cm" fo:padding-top="0.175cm" fo:padding-bottom="0.175cm" fo:padding-left="0.3cm" fo:padding-right="0.3cm"/>
    </style:style>
    <style:style style:name="gr18" style:family="graphic" style:parent-style-name="standard">
      <style:graphic-properties svg:stroke-width="0cm" svg:stroke-color="#999999" draw:marker-start-width="0.204cm" draw:marker-end-width="0.204cm" draw:fill="solid" draw:fill-color="#999999" draw:textarea-horizontal-align="justify" draw:textarea-vertical-align="middle" draw:auto-grow-height="false" fo:min-height="0.514cm" fo:min-width="0.85cm" fo:padding-top="0.129cm" fo:padding-bottom="0.129cm" fo:padding-left="0.254cm" fo:padding-right="0.254cm"/>
    </style:style>
    <style:style style:name="gr19" style:family="graphic" style:parent-style-name="standard">
      <style:graphic-properties svg:stroke-width="0.102cm" svg:stroke-color="#000000" draw:marker-start-width="0.433cm" draw:marker-end-width="0.433cm" draw:fill="solid" draw:fill-color="#ffff00" draw:textarea-horizontal-align="justify" draw:textarea-vertical-align="middle" draw:auto-grow-height="false" fo:min-height="4.195cm" fo:min-width="2.562cm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width="0.1cm" svg:stroke-color="#000000" draw:marker-start-width="0.35cm" draw:marker-end-width="0.35cm" draw:fill="none" draw:fill-color="#00ff66" fo:min-height="2.261cm" fo:padding-top="0.175cm" fo:padding-bottom="0.175cm" fo:padding-left="0.3cm" fo:padding-right="0.3cm"/>
    </style:style>
    <style:style style:name="gr21" style:family="graphic" style:parent-style-name="standard">
      <style:graphic-properties svg:stroke-width="0cm" svg:stroke-color="#999999" draw:marker-start-width="0.204cm" draw:marker-end-width="0.204cm" draw:fill="solid" draw:fill-color="#999999" draw:textarea-horizontal-align="justify" draw:textarea-vertical-align="middle" draw:auto-grow-height="false" fo:min-height="0.404cm" fo:min-width="1.791cm" fo:padding-top="0.129cm" fo:padding-bottom="0.129cm" fo:padding-left="0.254cm" fo:padding-right="0.254cm"/>
    </style:style>
    <style:style style:name="gr22" style:family="graphic" style:parent-style-name="standard">
      <style:graphic-properties svg:stroke-width="0cm" svg:stroke-color="#999999" draw:marker-start-width="0.204cm" draw:marker-end-width="0.204cm" draw:fill="solid" draw:fill-color="#999999" draw:textarea-horizontal-align="justify" draw:textarea-vertical-align="middle" draw:auto-grow-height="false" fo:min-height="0.392cm" fo:min-width="0.85cm" fo:padding-top="0.129cm" fo:padding-bottom="0.129cm" fo:padding-left="0.254cm" fo:padding-right="0.254cm"/>
    </style:style>
    <style:style style:name="gr23" style:family="graphic" style:parent-style-name="standard">
      <style:graphic-properties svg:stroke-width="0.1cm" svg:stroke-color="#000000" draw:marker-start-width="0.515cm" draw:marker-end-width="0.515cm" draw:fill="solid" draw:fill-color="#ffff66" draw:textarea-horizontal-align="justify" draw:textarea-vertical-align="middle" draw:auto-grow-height="false" fo:min-height="6.005cm" fo:min-width="3.911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6.132cm" fo:min-width="10.068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261cm" fo:padding-top="0.175cm" fo:padding-bottom="0.175cm" fo:padding-left="0.3cm" fo:padding-right="0.3cm"/>
    </style:style>
    <style:style style:name="gr26" style:family="graphic" style:parent-style-name="standard">
      <style:graphic-properties svg:stroke-width="0.102cm" svg:stroke-color="#000000" draw:marker-start-width="0.433cm" draw:marker-end-width="0.433cm" draw:fill="solid" draw:fill-color="#ffff00" draw:textarea-horizontal-align="justify" draw:textarea-vertical-align="middle" draw:auto-grow-height="false" fo:min-height="4.182cm" fo:min-width="2.562cm" fo:padding-top="0.176cm" fo:padding-bottom="0.176cm" fo:padding-left="0.301cm" fo:padding-right="0.301cm"/>
    </style:style>
    <style:style style:name="gr27" style:family="graphic" style:parent-style-name="objectwithoutfill">
      <style:graphic-properties svg:stroke-width="0.711cm" svg:stroke-color="#999999" draw:marker-start-width="1.258cm" draw:marker-end="Arrow" draw:marker-end-width="1.065cm" draw:fill="solid" draw:fill-color="#999999" draw:textarea-vertical-align="middle" fo:padding-top="0.472cm" fo:padding-bottom="0.472cm" fo:padding-left="0.597cm" fo:padding-right="0.597cm"/>
    </style:style>
    <style:style style:name="gr28" style:family="graphic" style:parent-style-name="objectwithoutfill">
      <style:graphic-properties draw:stroke="dash" draw:stroke-dash="Line_20_Style_20_9" svg:stroke-width="0.305cm" svg:stroke-color="#b2b2b2" draw:marker-start-width="0.888cm" draw:marker-end="Arrow" draw:marker-end-width="0.711cm" draw:fill="solid" draw:fill-color="#999999" draw:textarea-vertical-align="middle" fo:padding-top="0.276cm" fo:padding-bottom="0.276cm" fo:padding-left="0.401cm" fo:padding-right="0.401cm"/>
    </style:style>
    <style:style style:name="gr29" style:family="graphic" style:parent-style-name="standard">
      <style:graphic-properties draw:stroke="none" svg:stroke-width="0.1cm" svg:stroke-color="#000000" draw:marker-start-width="0.35cm" draw:marker-end-width="0.35cm" draw:fill="none" draw:fill-color="#999999" fo:min-height="1.301cm" fo:padding-top="0.175cm" fo:padding-bottom="0.175cm" fo:padding-left="0.3cm" fo:padding-right="0.3cm"/>
    </style:style>
    <style:style style:name="P1" style:family="paragraph">
      <loext:graphic-properties draw:fill="solid" draw:fill-color="#999999"/>
      <style:paragraph-properties fo:text-align="center"/>
      <style:text-properties style:font-name="Liberation Sans Narrow" fo:font-size="28pt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 Narrow" fo:font-size="28pt"/>
    </style:style>
    <style:style style:name="P3" style:family="paragraph">
      <loext:graphic-properties draw:fill="solid" draw:fill-color="#808080"/>
      <style:paragraph-properties fo:text-align="center"/>
      <style:text-properties style:font-name="Liberation Sans Narrow" fo:font-size="28pt"/>
    </style:style>
    <style:style style:name="P4" style:family="paragraph">
      <style:paragraph-properties fo:text-align="center"/>
      <style:text-properties style:font-name="Liberation Sans Narrow" fo:font-size="28pt"/>
    </style:style>
    <style:style style:name="P5" style:family="paragraph">
      <loext:graphic-properties draw:fill="none"/>
      <style:paragraph-properties fo:text-align="center"/>
      <style:text-properties style:font-name="Liberation Sans Narrow" fo:font-size="28pt"/>
    </style:style>
    <style:style style:name="P6" style:family="paragraph">
      <loext:graphic-properties draw:fill="solid" draw:fill-color="#ffff99"/>
      <style:paragraph-properties fo:text-align="center"/>
      <style:text-properties style:font-name="Liberation Sans Narrow" fo:font-size="2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99"/>
      <style:paragraph-properties fo:text-align="center"/>
      <style:text-properties style:font-name="Liberation Sans Narrow" fo:font-size="28pt"/>
    </style:style>
    <style:style style:name="P8" style:family="paragraph">
      <loext:graphic-properties draw:fill="solid" draw:fill-color="#009900"/>
      <style:paragraph-properties fo:text-align="center"/>
      <style:text-properties style:font-name="Liberation Sans Narrow" fo:font-size="28pt"/>
    </style:style>
    <style:style style:name="P9" style:family="paragraph">
      <loext:graphic-properties draw:fill="none" draw:fill-color="#666666"/>
      <style:paragraph-properties fo:text-align="end"/>
      <style:text-properties fo:color="#000099" style:font-name="Liberation Sans Narrow" fo:font-size="28pt"/>
    </style:style>
    <style:style style:name="P10" style:family="paragraph">
      <loext:graphic-properties draw:fill="solid" draw:fill-color="#00ff66"/>
      <style:paragraph-properties fo:text-align="center"/>
      <style:text-properties fo:color="#000099" style:font-name="Liberation Sans Narrow" fo:font-size="28pt"/>
    </style:style>
    <style:style style:name="P11" style:family="paragraph">
      <loext:graphic-properties draw:fill="none" draw:fill-color="#000000"/>
      <style:paragraph-properties fo:text-align="center"/>
      <style:text-properties style:font-name="Liberation Sans Narrow" fo:font-size="28pt"/>
    </style:style>
    <style:style style:name="P12" style:family="paragraph">
      <style:text-properties style:font-name="Liberation Sans Narrow" fo:font-size="28pt"/>
    </style:style>
    <style:style style:name="P13" style:family="paragraph">
      <loext:graphic-properties draw:fill="none" draw:fill-color="#ffffff"/>
      <style:paragraph-properties fo:text-align="end"/>
      <style:text-properties fo:color="#000099" style:font-name="Liberation Sans Narrow" fo:font-size="28pt" fo:font-weight="bold" style:font-weight-asian="bold" style:font-weight-complex="bold"/>
    </style:style>
    <style:style style:name="P14" style:family="paragraph">
      <style:paragraph-properties fo:text-align="center"/>
      <style:text-properties style:font-name="Liberation Sans Narrow" fo:font-size="28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ffff00"/>
      <style:paragraph-properties fo:text-align="center"/>
      <style:text-properties style:font-name="Liberation Sans Narrow" fo:font-size="28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00ff66"/>
      <style:paragraph-properties fo:text-align="end"/>
      <style:text-properties fo:color="#000099" style:font-name="Liberation Sans Narrow" fo:font-size="28pt" fo:font-weight="bold" style:font-weight-asian="bold" style:font-weight-complex="bold"/>
    </style:style>
    <style:style style:name="P17" style:family="paragraph">
      <loext:graphic-properties draw:fill="solid" draw:fill-color="#ffff66"/>
      <style:paragraph-properties fo:text-align="center"/>
      <style:text-properties style:font-name="Liberation Sans Narrow" fo:font-size="28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999999"/>
      <style:paragraph-properties fo:text-align="center"/>
    </style:style>
    <style:style style:name="P19" style:family="paragraph">
      <style:text-properties fo:color="#000000" style:font-name="Liberation Sans Narrow" fo:font-size="28pt"/>
    </style:style>
    <style:style style:name="P20" style:family="paragraph">
      <loext:graphic-properties draw:fill="none" draw:fill-color="#999999"/>
      <style:paragraph-properties fo:text-align="end"/>
      <style:text-properties fo:color="#000000" style:font-name="Liberation Sans Narrow" fo:font-size="28pt" fo:font-weight="bold" style:font-weight-asian="bold" style:font-weight-complex="bold"/>
    </style:style>
    <style:style style:name="T1" style:family="text">
      <style:text-properties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ize-asian="32pt" style:font-weight-asian="bold" style:font-size-complex="32pt" style:font-weight-complex="bold"/>
    </style:style>
    <style:style style:name="T4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58cm" svg:x="26.562cm" svg:y="25.449cm">
          <text:p/>
          <draw:enhanced-geometry svg:viewBox="0 0 21600 21600" draw:text-areas="0 ?f0 ?f5 ?f2" draw:mirror-horizontal="false" draw:mirror-vertical="false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2" draw:layer="controls" svg:width="0.718cm" svg:height="0.719cm" svg:x="18.14cm" svg:y="13.5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controls" svg:width="0.37cm" svg:height="0.349cm" draw:transform="rotate (-0.0406661715714674) translate (18.323cm 13.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" draw:text-style-name="P4" draw:layer="controls" svg:width="1.15cm" svg:height="1.078cm" svg:x="17.87cm" svg:y="13.416cm" draw:kind="arc" draw:start-angle="92.32" draw:end-angle="273.5">
            <text:p/>
          </draw:ellipse>
          <draw:ellipse draw:style-name="gr4" draw:text-style-name="P4" draw:layer="controls" svg:width="1.15cm" svg:height="1.078cm" svg:x="21.931cm" svg:y="13.416cm" draw:kind="arc" draw:start-angle="266.45" draw:end-angle="87.71">
            <text:p/>
          </draw:ellipse>
          <draw:line draw:style-name="gr5" draw:text-style-name="P5" draw:layer="controls" svg:x1="18.409cm" svg:y1="13.416cm" svg:x2="22.542cm" svg:y2="13.416cm">
            <text:p/>
          </draw:line>
          <draw:line draw:style-name="gr5" draw:text-style-name="P5" draw:layer="controls" svg:x1="18.499cm" svg:y1="14.494cm" svg:x2="22.452cm" svg:y2="14.494cm">
            <text:p/>
          </draw:line>
          <draw:custom-shape draw:style-name="gr6" draw:text-style-name="P2" draw:layer="controls" svg:width="0.719cm" svg:height="0.718cm" svg:x="22.094cm" svg:y="13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controls" svg:width="0.37cm" svg:height="0.348cm" draw:transform="skewX (0.00279252680319093) rotate (-0.0406661715714674) translate (22.278cm 13.7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controls" svg:width="0.719cm" svg:height="0.718cm" svg:x="20.117cm" svg:y="13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controls" svg:width="0.37cm" svg:height="0.348cm" draw:transform="skewX (0.00279252680319093) rotate (-0.0406661715714674) translate (20.301cm 13.7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6" draw:layer="controls" svg:width="4.51cm" svg:height="6.355cm" svg:x="7.52cm" svg:y="10.933cm">
          <text:p text:style-name="P4"><text:span text:style-name="T1">L</text:span><text:span text:style-name="T1">I</text:span><text:span text:style-name="T1">N</text:span><text:span text:style-name="T1">E</text:span></text:p>
          <text:p text:style-name="P4"><text:span text:style-name="T1">L</text:span><text:span text:style-name="T1">O</text:span><text:span text:style-name="T1">A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7" draw:layer="controls" svg:width="1.726cm" svg:height="3.219cm" svg:x="5.138cm" svg:y="8.98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2.523cm" svg:height="0.14cm" svg:x="4.685cm" svg:y="9.51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2.523cm" svg:height="0.139cm" svg:x="4.685cm" svg:y="9.93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2.523cm" svg:height="0.139cm" svg:x="4.685cm" svg:y="10.3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2.523cm" svg:height="0.141cm" svg:x="4.685cm" svg:y="10.77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2.523cm" svg:height="0.141cm" svg:x="4.685cm" svg:y="11.1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6" xml:id="id11" draw:id="id11" draw:layer="controls" svg:width="4.511cm" svg:height="6.355cm" svg:x="13.196cm" svg:y="10.933cm">
          <text:p text:style-name="P4"><text:span text:style-name="T1">S</text:span><text:span text:style-name="T1">C</text:span><text:span text:style-name="T1">R</text:span><text:span text:style-name="T1">E</text:span><text:span text:style-name="T1">E</text:span><text:span text:style-name="T1">N</text:span></text:p>
          <text:p text:style-name="P4"><text:span text:style-name="T1">P</text:span><text:span text:style-name="T1">RI</text:span><text:span text:style-name="T1">N</text:span><text:span text:style-name="T1">T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2" draw:id="id2" draw:layer="controls" svg:width="4.51cm" svg:height="6.355cm" svg:x="23.306cm" svg:y="10.933cm">
          <text:p text:style-name="P4"><text:span text:style-name="T1">PI</text:span><text:span text:style-name="T1">C</text:span><text:span text:style-name="T1">K </text:span><text:span text:style-name="T1">A</text:span><text:span text:style-name="T1">N</text:span><text:span text:style-name="T1">D</text:span></text:p>
          <text:p text:style-name="P4"><text:span text:style-name="T1">PL</text:span><text:span text:style-name="T1">A</text:span><text:span text:style-name="T1">C</text:span><text:span text:style-name="T1">E</text:span></text:p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controls" svg:width="4.51cm" svg:height="6.355cm" svg:x="28.606cm" svg:y="10.933cm">
          <text:p text:style-name="P4"><text:span text:style-name="T1">PI</text:span><text:span text:style-name="T1">C</text:span><text:span text:style-name="T1">K </text:span><text:span text:style-name="T1">A</text:span><text:span text:style-name="T1">N</text:span><text:span text:style-name="T1">D</text:span></text:p>
          <text:p text:style-name="P4"><text:span text:style-name="T1">PL</text:span><text:span text:style-name="T1">A</text:span><text:span text:style-name="T1">C</text:span><text:span text:style-name="T1">E</text:span></text:p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controls" svg:width="1.797cm" svg:height="0.268cm" svg:x="18.439cm" svg:y="12.9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controls" svg:width="1.797cm" svg:height="0.268cm" svg:x="20.715cm" svg:y="12.915cm">
          <text:p/>
          <draw:enhanced-geometry svg:viewBox="0 0 21600 21600" draw:type="rectangle" draw:enhanced-path="M 0 0 L 21600 0 21600 21600 0 21600 0 0 Z N"/>
        </draw:custom-shape>
        <draw:connector draw:style-name="gr12" draw:text-style-name="P9" draw:layer="controls" draw:type="line" svg:x1="26.621cm" svg:y1="9.709cm" svg:x2="25.561cm" svg:y2="10.933cm" draw:start-shape="id1" draw:start-glue-point="2" draw:end-shape="id2" svg:d="M26621 9709l-1060 1224" svg:viewBox="0 0 1061 1225">
          <text:p/>
        </draw:connector>
        <draw:custom-shape draw:style-name="gr13" draw:text-style-name="P10" xml:id="id1" draw:id="id1" draw:layer="controls" svg:width="0.798cm" svg:height="2cm" svg:x="26.222cm" svg:y="7.70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controls" draw:type="line" svg:x1="25.547cm" svg:y1="9.685cm" svg:x2="25.561cm" svg:y2="10.933cm" draw:start-shape="id3" draw:start-glue-point="2" draw:end-shape="id2" draw:end-glue-point="0" svg:d="M25547 9685l14 1248" svg:viewBox="0 0 15 1249">
          <text:p/>
        </draw:connector>
        <draw:custom-shape draw:style-name="gr13" draw:text-style-name="P10" xml:id="id3" draw:id="id3" draw:layer="controls" svg:width="0.798cm" svg:height="2cm" svg:x="25.148cm" svg:y="7.68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controls" draw:type="line" svg:x1="24.373cm" svg:y1="9.661cm" svg:x2="25.561cm" svg:y2="10.933cm" draw:start-shape="id4" draw:start-glue-point="2" draw:end-shape="id2" svg:d="M24373 9661l1188 1272" svg:viewBox="0 0 1189 1273">
          <text:p/>
        </draw:connector>
        <draw:custom-shape draw:style-name="gr13" draw:text-style-name="P10" xml:id="id4" draw:id="id4" draw:layer="controls" svg:width="0.798cm" svg:height="2cm" svg:x="23.974cm" svg:y="7.66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0" draw:id="id10">
          <draw:custom-shape draw:style-name="gr14" draw:text-style-name="P11" draw:layer="layout" svg:width="1.564cm" svg:height="1.177cm" svg:x="11.302cm" svg:y="1.1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5" draw:layer="layout" svg:x1="12.195cm" svg:y1="2.339cm" svg:x2="12.195cm" svg:y2="3.853cm">
            <text:p/>
          </draw:line>
          <draw:line draw:style-name="gr16" draw:text-style-name="P5" draw:layer="layout" svg:x1="11.527cm" svg:y1="5.705cm" svg:x2="12.198cm" svg:y2="3.854cm">
            <text:p/>
          </draw:line>
          <draw:line draw:style-name="gr16" draw:text-style-name="P5" draw:layer="layout" svg:x1="13.088cm" svg:y1="5.705cm" svg:x2="12.195cm" svg:y2="3.854cm">
            <text:p/>
          </draw:line>
          <draw:line draw:style-name="gr16" draw:text-style-name="P5" draw:layer="layout" svg:x1="10.856cm" svg:y1="3.853cm" svg:x2="12.195cm" svg:y2="2.676cm">
            <text:p/>
          </draw:line>
          <draw:line draw:style-name="gr16" draw:text-style-name="P5" draw:layer="layout" svg:x1="13.759cm" svg:y1="3.516cm" svg:x2="12.195cm" svg:y2="2.676cm">
            <text:p/>
          </draw:line>
        </draw:g>
        <draw:connector draw:style-name="gr12" draw:text-style-name="P9" draw:layer="layout" draw:type="line" svg:x1="32.021cm" svg:y1="9.709cm" svg:x2="31.02cm" svg:y2="10.933cm" draw:start-shape="id5" draw:start-glue-point="2" svg:d="M32021 9709l-1001 1224" svg:viewBox="0 0 1002 1225">
          <text:p/>
        </draw:connector>
        <draw:custom-shape draw:style-name="gr13" draw:text-style-name="P10" xml:id="id5" draw:id="id5" draw:layer="layout" svg:width="0.798cm" svg:height="2cm" svg:x="31.622cm" svg:y="7.70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type="line" svg:x1="30.947cm" svg:y1="9.685cm" svg:x2="31.02cm" svg:y2="10.933cm" draw:start-shape="id6" draw:start-glue-point="2" svg:d="M30947 9685l73 1248" svg:viewBox="0 0 74 1249">
          <text:p/>
        </draw:connector>
        <draw:custom-shape draw:style-name="gr13" draw:text-style-name="P10" xml:id="id6" draw:id="id6" draw:layer="layout" svg:width="0.798cm" svg:height="2cm" svg:x="30.548cm" svg:y="7.68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type="line" svg:x1="29.773cm" svg:y1="9.661cm" svg:x2="31.02cm" svg:y2="10.933cm" draw:start-shape="id7" draw:start-glue-point="2" svg:d="M29773 9661l1247 1272" svg:viewBox="0 0 1248 1273">
          <text:p/>
        </draw:connector>
        <draw:custom-shape draw:style-name="gr13" draw:text-style-name="P10" xml:id="id7" draw:id="id7" draw:layer="layout" svg:width="0.798cm" svg:height="2cm" svg:x="29.374cm" svg:y="7.661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3" draw:layer="layout" svg:width="6.17cm" svg:height="2.667cm" svg:x="5.557cm" svg:y="1.286cm">
          <draw:text-box>
            <text:p text:style-name="P12"><text:span text:style-name="T2">HUMAN</text:span></text:p>
            <text:p text:style-name="P12"><text:span text:style-name="T2">OPERATOR</text:span></text:p>
          </draw:text-box>
        </draw:frame>
        <draw:custom-shape draw:style-name="gr18" draw:text-style-name="P1" draw:layer="layout" svg:width="1.6cm" svg:height="1.84cm" svg:x="11.857cm" svg:y="13.535cm">
          <text:p/>
          <draw:enhanced-geometry svg:viewBox="0 0 21600 21600" draw:text-areas="0 ?f0 ?f5 ?f2" draw:mirror-horizontal="false" draw:mirror-vertical="false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5" draw:layer="layout" svg:width="4.4cm" svg:height="6.355cm" svg:x="0.957cm" svg:y="10.933cm">
          <text:p text:style-name="P14"><text:span text:style-name="T3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6" xml:id="id12" draw:id="id12" draw:layer="layout" svg:width="10.668cm" svg:height="2.611cm" svg:x="23.845cm" svg:y="5.812cm">
          <draw:text-box>
            <text:p text:style-name="P12"><text:span text:style-name="T2">COMPONENT REELS</text:span></text:p>
          </draw:text-box>
        </draw:frame>
        <draw:custom-shape draw:style-name="gr21" draw:text-style-name="P1" draw:layer="layout" svg:width="2.638cm" svg:height="1.606cm" svg:x="5.459cm" svg:y="13.769cm">
          <text:p/>
          <draw:enhanced-geometry svg:viewBox="0 0 21600 21600" draw:text-areas="0 ?f0 ?f5 ?f2" draw:mirror-horizontal="false" draw:mirror-vertical="false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6cm" svg:height="1.58cm" svg:x="27.457cm" svg:y="13.536cm">
          <text:p/>
          <draw:enhanced-geometry svg:viewBox="0 0 21600 21600" draw:text-areas="0 ?f0 ?f5 ?f2" draw:mirror-horizontal="false" draw:mirror-vertical="false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1.6cm" svg:height="1.58cm" svg:x="32.685cm" svg:y="13.596cm">
          <text:p/>
          <draw:enhanced-geometry svg:viewBox="0 0 21600 21600" draw:text-areas="0 ?f0 ?f5 ?f2" draw:mirror-horizontal="false" draw:mirror-vertical="false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7" xml:id="id8" draw:id="id8" draw:layer="layout" svg:width="4.511cm" svg:height="6.355cm" svg:x="33.924cm" svg:y="10.994cm">
          <text:p text:style-name="P4"><text:span text:style-name="T1">PCB</text:span></text:p>
          <text:p text:style-name="P4"><text:span text:style-name="T1">BUFFER</text:span></text:p>
          <draw:enhanced-geometry svg:viewBox="0 0 21600 21600" draw:type="rectangle" draw:enhanced-path="M 0 0 L 21600 0 21600 21600 0 21600 0 0 Z N"/>
        </draw:custom-shape>
        <draw:g xml:id="id9" draw:id="id9">
          <draw:custom-shape draw:style-name="gr2" draw:text-style-name="P2" draw:layer="layout" svg:width="0.718cm" svg:height="0.719cm" svg:x="10.526cm" svg:y="26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7cm" svg:height="0.349cm" draw:transform="rotate (-0.0406661715714674) translate (10.709cm 26.33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" draw:text-style-name="P4" draw:layer="layout" svg:width="1.15cm" svg:height="1.078cm" svg:x="10.256cm" svg:y="25.977cm" draw:kind="arc" draw:start-angle="92.32" draw:end-angle="273.5">
            <text:p/>
          </draw:ellipse>
          <draw:ellipse draw:style-name="gr4" draw:text-style-name="P4" draw:layer="layout" svg:width="1.15cm" svg:height="1.078cm" svg:x="14.317cm" svg:y="25.977cm" draw:kind="arc" draw:start-angle="266.45" draw:end-angle="87.71">
            <text:p/>
          </draw:ellipse>
          <draw:line draw:style-name="gr5" draw:text-style-name="P5" draw:layer="layout" svg:x1="10.795cm" svg:y1="25.977cm" svg:x2="14.928cm" svg:y2="25.977cm">
            <text:p/>
          </draw:line>
          <draw:line draw:style-name="gr5" draw:text-style-name="P5" draw:layer="layout" svg:x1="10.885cm" svg:y1="27.055cm" svg:x2="14.838cm" svg:y2="27.055cm">
            <text:p/>
          </draw:line>
          <draw:custom-shape draw:style-name="gr6" draw:text-style-name="P2" draw:layer="layout" svg:width="0.719cm" svg:height="0.718cm" svg:x="14.48cm" svg:y="26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7cm" svg:height="0.348cm" draw:transform="skewX (0.00279252680319093) rotate (-0.0406661715714674) translate (14.664cm 26.3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0.719cm" svg:height="0.718cm" svg:x="12.503cm" svg:y="26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7cm" svg:height="0.348cm" draw:transform="skewX (0.00279252680319093) rotate (-0.0406661715714674) translate (12.687cm 26.3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8" draw:layer="layout" svg:width="1.797cm" svg:height="0.268cm" svg:x="10.825cm" svg:y="25.4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797cm" svg:height="0.268cm" svg:x="13.101cm" svg:y="25.4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0.668cm" svg:height="6.482cm" svg:x="15.594cm" svg:y="23.347cm">
          <text:p text:style-name="P4"><text:span text:style-name="T1">REF</text:span><text:span text:style-name="T1">LO</text:span><text:span text:style-name="T1">W </text:span><text:span text:style-name="T1">OVE</text:span><text:span text:style-name="T1">N</text:span></text:p>
          <draw:enhanced-geometry svg:viewBox="0 0 21600 21600" draw:type="rectangle" draw:enhanced-path="M 0 0 L 21600 0 21600 21600 0 21600 0 0 Z N"/>
        </draw:custom-shape>
        <draw:frame draw:style-name="gr25" draw:text-style-name="P13" draw:layer="layout" svg:width="3.683cm" svg:height="2.611cm" svg:x="4.16cm" svg:y="6.239cm">
          <draw:text-box>
            <text:p text:style-name="P12"><text:span text:style-name="T2">PC</text:span><text:span text:style-name="T2">B</text:span></text:p>
            <text:p text:style-name="P12"><text:span text:style-name="T2">STA</text:span><text:span text:style-name="T2">CK</text:span></text:p>
          </draw:text-box>
        </draw:frame>
        <draw:custom-shape draw:style-name="gr26" draw:text-style-name="P15" draw:layer="layout" svg:width="4.4cm" svg:height="6.336cm" svg:x="27.755cm" svg:y="23.239cm">
          <text:p text:style-name="P14"><text:span text:style-name="T3">SI</text:span><text:span text:style-name="T3">N</text:span><text:span text:style-name="T3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8" draw:layer="layout" draw:type="curve" draw:line-skew="4.698cm -1.453cm -7.304cm" svg:x1="38.435cm" svg:y1="14.171cm" svg:x2="10.256cm" svg:y2="26.516cm" draw:start-shape="id8" draw:start-glue-point="1" draw:end-shape="id9" draw:end-glue-point="3" svg:d="M38435 14171c7870 0 5247 6038-15393 6038s-24567 6307-12786 6307" svg:viewBox="0 0 38849 12346">
          <text:p/>
        </draw:connector>
        <draw:frame draw:style-name="gr25" draw:text-style-name="P13" draw:layer="layout" svg:width="10.668cm" svg:height="2.611cm" svg:x="10.002cm" svg:y="22.368cm">
          <draw:text-box>
            <text:p text:style-name="P12"><text:span text:style-name="T2">CONVEYOR</text:span></text:p>
            <text:p text:style-name="P12"><text:span text:style-name="T2">BELT</text:span></text:p>
          </draw:text-box>
        </draw:frame>
        <draw:connector draw:style-name="gr28" draw:text-style-name="P18" draw:layer="layout" draw:type="curve" svg:x1="13.759cm" svg:y1="3.433cm" svg:x2="15.451cm" svg:y2="10.933cm" draw:start-shape="id10" draw:start-glue-point="1" draw:end-shape="id11" draw:end-glue-point="0" svg:d="M13759 3433c1128 0 1692 2500 1692 7500" svg:viewBox="0 0 1693 7501">
          <text:p/>
        </draw:connector>
        <draw:connector draw:style-name="gr28" draw:text-style-name="P18" draw:layer="layout" draw:type="curve" draw:line-skew="-2.256cm" svg:x1="14.024cm" svg:y1="2.275cm" svg:x2="29.179cm" svg:y2="5.812cm" draw:end-shape="id12" draw:end-glue-point="0" svg:d="M14024 2275c0-1105 15155-2874 15155 3537" svg:viewBox="0 0 15156 4629">
          <text:p/>
        </draw:connector>
        <draw:frame draw:style-name="gr29" draw:text-style-name="P20" draw:layer="layout" svg:width="6.17cm" svg:height="1.651cm" svg:x="18.765cm" svg:y="2.048cm">
          <draw:text-box>
            <text:p text:style-name="P19"><text:span text:style-name="T4">REFI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0:06:24.380748484</meta:creation-date>
    <dc:date>2018-07-10T12:47:11.428439751</dc:date>
    <meta:editing-duration>PT2H47M35S</meta:editing-duration>
    <meta:editing-cycles>25</meta:editing-cycles>
    <meta:generator>LibreOffice/5.1.6.2$Linux_X86_64 LibreOffice_project/10m0$Build-2</meta:generator>
    <meta:document-statistic meta:object-count="73"/>
  </office:meta>
</office:document-meta>
</file>